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section" style:name="Sect1" style:display-name="Sect1"/>
    <style:page-layout style:name="PLayout2">
      <style:page-layout-properties fo:margin-top="0.7874in" fo:margin-bottom="0.7874in" fo:margin-left="0.7874in" fo:margin-right="0.7874in"/>
    </style:page-layout>
    <style:page-layout style:name="Standard">
      <style:page-layout-properties fo:margin-top="0.7874in" fo:margin-bottom="0.7874in" fo:margin-left="0.7874in" fo:margin-right="0.7874in"/>
    </style:page-layout>
  </office:automatic-styles>
  <office:body>
    <office:text>
      <text:section text:style-name="Sect1" text:name="Section1">
        <text:p text:style-name="Heading" xml:id="intro">Multiple things at once...</text:p>
        <text:p text:style-name="Normal">This example document allows many things to be in scope at once. So,<text:line-break/>for example, two event times are in scope at the same time. This<text:line-break/>situation might arise when one has two pieces of semantic information<text:line-break/>for which one is more specific than the other. </text:p>
        <text:p text:style-name="Normal">Consider for example a meeting with multiple locations, one might like<text:line-break/>to highlight the paragraph with the building that the meeting is to<text:line-break/>take place in and the specific talks in that event with their room<text:line-break/>information. Likewise, the whole meeting time frame might be<text:line-break/>associated with the section of a document while specific meetings will<text:line-break/>have more fine grained temporal information. </text:p>
        <text:p text:style-name="Normal">The two scopes are setup using markup on the paragraph element and on<text:line-break/>the specific block of text at the end of the next paragraph that<text:line-break/>contains the final three words. </text:p>
        <text:p text:style-name="Normal" xml:id="widetime">This paragraph has a time associated. The next reference to wing-b<text:line-break/>will be also be associated with more specific time information and a<text:line-break/>location. Let's meet in <text:meta xml:id="wingb">Wing-B at 11am</text:meta>. </text:p>
        <text:p text:style-name="Normal">This ODF file uses a single manifest.rdf to contain all the RDF/XML.<text:line-break/>As an added bonus, the manifest.rdf should be fairly human readable as<text:line-break/>well.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Nimbus Sans L"/>
    <style:font-face style:name="Nimbus Roman No9 L" svg:font-family="Nimbus Roman No9 L"/>
  </office:font-face-decls>
  <office:styles>
    <style:default-style style:family="paragraph">
      <style:paragraph-properties style:tab-stop-distance="0.4925in"/>
    </style:default-style>
    <style:style style:family="paragraph" style:name="Caption" style:display-name="Caption" style:parent-style-name="Normal" style:next-style-name="Caption">
      <style:paragraph-properties fo:margin-top="0.0835in" fo:margin-bottom="0.0835in"/>
      <style:text-properties fo:font-size="12pt" fo:font-style="italic"/>
    </style:style>
    <style:style style:family="paragraph" style:name="Normal" style:display-name="Normal">
      <style:paragraph-properties style:writing-mode="lr"/>
      <style:text-properties style:font-name="Nimbus Roman No9 L" fo:font-size="12pt" fo:language="en" fo:country="US"/>
    </style:style>
    <style:style style:family="paragraph" style:name="Heading" style:display-name="Heading" style:parent-style-name="Normal" style:next-style-name="Text-body">
      <style:paragraph-properties fo:margin-top="0.1665in" fo:margin-bottom="0.0835in" fo:keep-with-next="always"/>
      <style:text-properties style:font-name="Nimbus Sans L" fo:font-size="14pt"/>
    </style:style>
    <style:style style:family="paragraph" style:name="Text-body" style:display-name="Text body" style:parent-style-name="Normal" style:next-style-name="Text-body">
      <style:paragraph-properties fo:margin-top="0in" fo:margin-bottom="0.0835in"/>
    </style:style>
  </office:styles>
  <office:automatic-styles>
    <style:page-layout style:name="Standard">
      <style:page-layout-properties fo:page-width="8.500000in" fo:page-height="11.000000in" style:print-orientation="portrait" fo:margin-top="0.7874in" fo:margin-bottom="0.7874in" fo:margin-left="0.7874in" fo:margin-right="0.7874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1 (unix, gtk)</meta:generator>
    <meta:creation-date>2011-07-12T22:24:15</meta:creation-date>
    <dc:date>2011-07-12T22:25:12</dc:date>
  </office:meta>
</office:document-meta>
</file>